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1cm" fo:min-width="1.501cm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2.57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148cm" fo:min-width="1.088cm"/>
    </style:style>
    <style:style style:name="gr5" style:family="graphic" style:parent-style-name="standard">
      <style:graphic-properties draw:textarea-horizontal-align="justify" draw:textarea-vertical-align="middle" draw:auto-grow-height="false" fo:min-height="1.19cm" fo:min-width="1.74cm"/>
    </style:style>
    <style:style style:name="gr6" style:family="graphic" style:parent-style-name="standard">
      <style:graphic-properties draw:textarea-horizontal-align="justify" draw:textarea-vertical-align="middle" draw:auto-grow-height="false" fo:min-height="1.296cm" fo:min-width="0.989cm"/>
    </style:style>
    <style:style style:name="co1" style:family="table-column">
      <style:table-column-properties style:column-width="3.263cm" style:use-optimal-column-width="false"/>
    </style:style>
    <style:style style:name="co2" style:family="table-column">
      <style:table-column-properties style:column-width="3.567cm" style:use-optimal-column-width="false"/>
    </style:style>
    <style:style style:name="co3" style:family="table-column">
      <style:table-column-properties style:column-width="3.845cm" style:use-optimal-column-width="false"/>
    </style:style>
    <style:style style:name="co4" style:family="table-column">
      <style:table-column-properties style:column-width="4.332cm" style:use-optimal-column-width="false"/>
    </style:style>
    <style:style style:name="co5" style:family="table-column">
      <style:table-column-properties style:column-width="2.712cm" style:use-optimal-column-width="false"/>
    </style:style>
    <style:style style:name="co6" style:family="table-column">
      <style:table-column-properties style:column-width="1.87cm" style:use-optimal-column-width="false"/>
    </style:style>
    <style:style style:name="ro1" style:family="table-row">
      <style:table-row-properties style:row-height="1.463cm"/>
    </style:style>
    <style:style style:name="ro2" style:family="table-row">
      <style:table-row-properties style:row-height="3.435cm"/>
    </style:style>
    <style:style style:name="ro3" style:family="table-row">
      <style:table-row-properties style:row-height="3.509cm"/>
    </style:style>
    <style:style style:name="ro4" style:family="table-row">
      <style:table-row-properties style:row-height="3.178cm"/>
    </style:style>
    <style:style style:name="ro5" style:family="table-row">
      <style:table-row-properties style:row-height="3.803cm"/>
    </style:style>
    <style:style style:name="ro6" style:family="table-row">
      <style:table-row-properties style:row-height="4.102cm"/>
    </style:style>
    <style:style style:name="ro7" style:family="table-row">
      <style:table-row-properties style:row-height="3.241cm"/>
    </style:style>
    <style:style style:name="ro8" style:family="table-row">
      <style:table-row-properties style:row-height="3.869cm"/>
    </style:style>
    <style:style style:name="ro9" style:family="table-row">
      <style:table-row-properties style:row-height="2.95cm"/>
    </style:style>
    <style:style style:name="ce1" style:family="table-cell">
      <style:text-properties fo:font-size="12pt" style:font-size-asian="12pt" style:font-size-complex="12pt"/>
    </style:style>
    <style:style style:name="P1" style:family="paragraph">
      <style:paragraph-properties fo:text-align="start" style:text-autospace="none" style:line-break="normal" style:writing-mode="page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style:paragraph-properties fo:margin-left="0cm" fo:margin-right="0cm" fo:text-align="start" fo:text-indent="0cm" style:text-autospace="none" style:line-break="normal" style:writing-mode="page"/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9.588cm" svg:height="30.467cm" svg:x="1cm" svg:y="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gray3">
              <table:table-cell>
                <text:p>Proses</text:p>
              </table:table-cell>
              <table:table-cell>
                <text:p>Prainspeksi</text:p>
              </table:table-cell>
              <table:table-cell>
                <text:p>Pokja</text:p>
              </table:table-cell>
              <table:table-cell>
                <text:p>Disposisi</text:p>
              </table:table-cell>
              <table:table-cell>
                <text:p>Data</text:p>
              </table:table-cell>
              <table:table-cell>
                <text:p>Progress</text:p>
              </table:table-cell>
            </table:table-row>
            <table:table-row table:style-name="ro2" table:default-cell-style-name="gray2">
              <table:table-cell>
                <text:p>Start</text:p>
              </table:table-cell>
              <table:table-cell/>
              <table:table-cell/>
              <table:table-cell/>
              <table:table-cell>
                <text:p>User id, password, previlege</text:p>
              </table:table-cell>
              <table:table-cell/>
            </table:table-row>
            <table:table-row table:style-name="ro3" table:default-cell-style-name="gray1">
              <table:table-cell>
                <text:p text:style-name="P1">User prainspeksi sukses login</text:p>
              </table:table-cell>
              <table:table-cell/>
              <table:table-cell/>
              <table:table-cell/>
              <table:table-cell/>
              <table:table-cell>
                <text:p>10%</text:p>
              </table:table-cell>
            </table:table-row>
            <table:table-row table:style-name="ro4" table:default-cell-style-name="gray2">
              <table:table-cell>
                <text:p>Input data</text:p>
              </table:table-cell>
              <table:table-cell/>
              <table:table-cell/>
              <table:table-cell/>
              <table:table-cell table:style-name="ce1">
                <text:p text:style-name="P2"><text:span text:style-name="T1">Key data :</text:span></text:p>
                <text:list text:style-name="L2">
                  <text:list-item>
                    <text:p text:style-name="P2"><text:span text:style-name="T1">NamaGedung_id</text:span></text:p>
                  </text:list-item>
                  <text:list-item>
                    <text:p text:style-name="P2"><text:span text:style-name="T1">StatusPermhn=2</text:span></text:p>
                  </text:list-item>
                </text:list>
              </table:table-cell>
              <table:table-cell>
                <text:p>20%</text:p>
              </table:table-cell>
            </table:table-row>
            <table:table-row table:style-name="ro5" table:default-cell-style-name="gray1">
              <table:table-cell>
                <text:p text:style-name="P1">cek data permohonan</text:p>
              </table:table-cell>
              <table:table-cell/>
              <table:table-cell/>
              <table:table-cell/>
              <table:table-cell>
                <text:p><text:span text:style-name="T1">Key data :</text:span></text:p>
                <text:list text:continue-numbering="true" text:style-name="L2">
                  <text:list-item>
                    <text:p text:style-name="P2"><text:span text:style-name="T1">StatusPermhn=3</text:span></text:p>
                  </text:list-item>
                </text:list>
              </table:table-cell>
              <table:table-cell>
                <text:p>30%</text:p>
              </table:table-cell>
            </table:table-row>
            <table:table-row table:style-name="ro6" table:default-cell-style-name="gray2">
              <table:table-cell>
                <text:p text:style-name="P1">User Pokja sukses login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gray1">
              <table:table-cell>
                <text:p>Input data</text:p>
              </table:table-cell>
              <table:table-cell/>
              <table:table-cell/>
              <table:table-cell/>
              <table:table-cell>
                <text:p><text:span text:style-name="T1">Key data :</text:span></text:p>
                <text:list text:continue-numbering="true" text:style-name="L2">
                  <text:list-item>
                    <text:p text:style-name="P2"><text:span text:style-name="T1">StatusPermhn=4</text:span></text:p>
                  </text:list-item>
                </text:list>
              </table:table-cell>
              <table:table-cell>
                <text:p>80%</text:p>
              </table:table-cell>
            </table:table-row>
            <table:table-row table:style-name="ro8" table:default-cell-style-name="gray2">
              <table:table-cell>
                <text:p>Validasi data pemeeriksaan</text:p>
              </table:table-cell>
              <table:table-cell/>
              <table:table-cell/>
              <table:table-cell/>
              <table:table-cell>
                <text:p><text:span text:style-name="T1">Key data :</text:span></text:p>
                <text:list text:continue-numbering="true" text:style-name="L2">
                  <text:list-item>
                    <text:p text:style-name="P3"><text:span text:style-name="T1">StatusPerm</text:span><text:span text:style-name="T1">hn=5</text:span></text:p>
                  </text:list-item>
                  <text:list-item>
                    <text:p text:style-name="P3"><text:span text:style-name="T2">StatusValidasi </text:span><text:span text:style-name="T2">= 1</text:span></text:p>
                  </text:list-item>
                </text:list>
              </table:table-cell>
              <table:table-cell>
                <text:p>100%</text:p>
              </table:table-cell>
            </table:table-row>
            <table:table-row table:style-name="ro9" table:default-cell-style-name="gray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4" xml:id="id1" draw:id="id1" draw:layer="layout" svg:width="2.667cm" svg:height="2.667cm" svg:x="4.756cm" svg:y="2.905cm">
          <text:p text:style-name="P4">Login</text:p>
          <text:p text:style-name="P4">Page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" draw:text-style-name="P5" xml:id="id2" draw:id="id2" draw:layer="layout" svg:width="2.667cm" svg:height="2.667cm" svg:x="4.756cm" svg:y="6.461cm">
          <text:p text:style-name="P5"><text:span text:style-name="T3">Landing</text:span></text:p>
          <text:p text:style-name="P5"><text:span text:style-name="T3">Page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2" draw:text-style-name="P6" xml:id="id3" draw:id="id3" draw:layer="layout" svg:width="3.075cm" svg:height="2.54cm" svg:x="4.556cm" svg:y="10.071cm">
          <text:p text:style-name="P6"><text:span text:style-name="T4">Input</text:span></text:p>
          <text:p text:style-name="P6"><text:span text:style-name="T4">Data</text:span></text:p>
          <text:p text:style-name="P6"><text:span text:style-name="T4">permohonan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svg:x1="6.089cm" svg:y1="5.572cm" svg:x2="6.089cm" svg:y2="6.461cm" draw:start-shape="id1" draw:start-glue-point="2" draw:end-shape="id2" draw:end-glue-point="0" svg:d="M6089 5572v889" svg:viewBox="0 0 1 890">
          <text:p/>
        </draw:connector>
        <draw:connector draw:style-name="gr3" draw:text-style-name="P7" draw:layer="layout" svg:x1="6.089cm" svg:y1="9.128cm" svg:x2="6.093cm" svg:y2="10.071cm" draw:start-shape="id2" draw:start-glue-point="2" draw:end-shape="id3" draw:end-glue-point="0" svg:d="M6089 9128v472h4v471" svg:viewBox="0 0 5 944">
          <text:p/>
        </draw:connector>
        <draw:custom-shape draw:style-name="gr4" draw:text-style-name="P8" xml:id="id4" draw:id="id4" draw:layer="layout" svg:width="3.175cm" svg:height="2.794cm" svg:x="12.087cm" svg:y="13.346cm">
          <text:p text:style-name="P4"><text:span text:style-name="T5">Disposis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xml:id="id5" draw:id="id5" draw:layer="layout" svg:width="3.556cm" svg:height="2.286cm" svg:x="12.36cm" svg:y="8.52cm">
          <text:p text:style-name="P3"><text:span text:style-name="T2">- @ landing page</text:span></text:p>
          <text:p><text:span text:style-name="T2">- pesan kas</text:span></text:p>
          <text:p><text:span text:style-name="T2">- StatusPermhn=1i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5" xml:id="id7" draw:id="id7" draw:layer="layout" svg:width="2.667cm" svg:height="2.667cm" svg:x="8.52cm" svg:y="17.418cm">
          <text:p text:style-name="P5"><text:span text:style-name="T3">Landing</text:span></text:p>
          <text:p text:style-name="P5"><text:span text:style-name="T3">Page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2" draw:text-style-name="P6" xml:id="id6" draw:id="id6" draw:layer="layout" svg:width="3.075cm" svg:height="2.54cm" svg:x="8.312cm" svg:y="21.374cm">
          <text:p text:style-name="P6"><text:span text:style-name="T4">Input</text:span></text:p>
          <text:p text:style-name="P6"><text:span text:style-name="T4">Data</text:span></text:p>
          <text:p text:style-name="P6"><text:span text:style-name="T4">pemeriksaan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svg:x1="6.093cm" svg:y1="12.611cm" svg:x2="12.087cm" svg:y2="14.743cm" draw:start-shape="id3" draw:start-glue-point="2" draw:end-shape="id4" draw:end-glue-point="5" svg:d="M6093 12611v2132h5994" svg:viewBox="0 0 5995 2133">
          <text:p/>
        </draw:connector>
        <draw:connector draw:style-name="gr3" draw:text-style-name="P7" draw:layer="layout" svg:x1="13.675cm" svg:y1="13.346cm" svg:x2="13.693cm" svg:y2="10.806cm" draw:start-shape="id4" draw:start-glue-point="4" draw:end-shape="id5" draw:end-glue-point="7" svg:d="M13675 13346v-1269h18v-1271" svg:viewBox="0 0 19 2541">
          <text:p/>
        </draw:connector>
        <draw:connector draw:style-name="gr3" draw:text-style-name="P7" draw:layer="layout" svg:x1="14.583cm" svg:y1="8.52cm" svg:x2="7.423cm" svg:y2="7.794cm" draw:start-shape="id5" draw:start-glue-point="4" draw:end-shape="id2" draw:end-glue-point="1" svg:d="M14583 8520v-726h-7160" svg:viewBox="0 0 7161 727">
          <text:p/>
        </draw:connector>
        <draw:connector draw:style-name="gr3" draw:text-style-name="P7" draw:layer="layout" draw:line-skew="-2.137cm -1.095cm" svg:x1="13.675cm" svg:y1="16.14cm" svg:x2="8.312cm" svg:y2="22.644cm" draw:start-shape="id4" draw:start-glue-point="6" draw:end-shape="id6" draw:end-glue-point="3" svg:d="M13675 16140v481h-6960v6023h1597" svg:viewBox="0 0 6961 6505">
          <text:p/>
        </draw:connector>
        <draw:custom-shape draw:style-name="gr4" draw:text-style-name="P8" xml:id="id8" draw:id="id8" draw:layer="layout" svg:width="3.175cm" svg:height="2.794cm" svg:x="12.049cm" svg:y="24.841cm">
          <text:p text:style-name="P4"><text:span text:style-name="T5">Validas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9" xml:id="id9" draw:id="id9" draw:layer="layout" svg:width="3.556cm" svg:height="2.286cm" svg:x="12.322cm" svg:y="19.415cm">
          <text:p text:style-name="P3"><text:span text:style-name="T2">- @ landing page</text:span></text:p>
          <text:p text:style-name="P3"><text:span text:style-name="T2">- pesan kasi</text:span></text:p>
          <text:p text:style-name="P3"><text:span text:style-name="T2">- StatusPermhn=3</text:span></text:p>
          <text:p text:style-name="P3"><text:span text:style-name="T2">- StatusValidasi=0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8" xml:id="id10" draw:id="id10" draw:layer="layout" svg:width="2.105cm" svg:height="2.186cm" svg:x="12.584cm" svg:y="28.786cm">
          <text:p text:style-name="P8"><text:span text:style-name="T5">Selesa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7" draw:layer="layout" svg:x1="9.853cm" svg:y1="20.085cm" svg:x2="9.849cm" svg:y2="21.374cm" draw:start-shape="id7" draw:start-glue-point="2" draw:end-shape="id6" draw:end-glue-point="0" svg:d="M9853 20085v645h-4v644" svg:viewBox="0 0 5 1290">
          <text:p/>
        </draw:connector>
        <draw:connector draw:style-name="gr3" draw:text-style-name="P7" draw:layer="layout" svg:x1="9.849cm" svg:y1="23.914cm" svg:x2="12.049cm" svg:y2="26.238cm" draw:start-shape="id6" draw:start-glue-point="2" draw:end-shape="id8" draw:end-glue-point="5" svg:d="M9849 23914v2324h2200" svg:viewBox="0 0 2201 2325">
          <text:p/>
        </draw:connector>
        <draw:connector draw:style-name="gr3" draw:text-style-name="P7" draw:layer="layout" svg:x1="13.637cm" svg:y1="24.841cm" svg:x2="13.655cm" svg:y2="21.701cm" draw:start-shape="id8" draw:start-glue-point="4" draw:end-shape="id9" draw:end-glue-point="7" svg:d="M13637 24841v-1569h18v-1571" svg:viewBox="0 0 19 3141">
          <text:p/>
        </draw:connector>
        <draw:connector draw:style-name="gr3" draw:text-style-name="P7" draw:layer="layout" svg:x1="14.545cm" svg:y1="19.415cm" svg:x2="11.187cm" svg:y2="18.751cm" draw:start-shape="id9" draw:start-glue-point="4" draw:end-shape="id7" svg:d="M14545 19415v-664h-3358" svg:viewBox="0 0 3359 665">
          <text:p/>
        </draw:connector>
        <draw:connector draw:style-name="gr3" draw:text-style-name="P7" draw:layer="layout" svg:x1="13.637cm" svg:y1="27.635cm" svg:x2="13.637cm" svg:y2="28.786cm" draw:start-shape="id8" draw:start-glue-point="6" draw:end-shape="id10" draw:end-glue-point="4" svg:d="M13637 27635v1151" svg:viewBox="0 0 1 11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21:34:39.325359377</meta:creation-date>
    <dc:date>2017-10-17T02:12:33.985725851</dc:date>
    <meta:editing-duration>PT51M57S</meta:editing-duration>
    <meta:editing-cycles>4</meta:editing-cycles>
    <meta:generator>LibreOffice/5.3.6.1$Linux_X86_64 LibreOffice_project/30m0$Build-1</meta:generator>
    <meta:document-statistic meta:object-count="22"/>
  </office:meta>
</office:document-meta>
</file>